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5.31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23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2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in-height="0.76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2.9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12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4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491cm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777cm" fo:min-width="3.481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gr22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2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2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777cm" fo:min-width="3.481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482cm" fo:min-width="3.068cm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2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65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658cm"/>
      <style:paragraph-properties style:writing-mode="lr-tb"/>
    </style:style>
    <style:style style:name="gr32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2.778cm" fo:min-width="6.162cm"/>
    </style:style>
    <style:style style:name="gr33" style:family="graphic" style:parent-style-name="standard">
      <style:graphic-properties draw:stroke="none" svg:stroke-color="#000000" draw:fill="none" draw:fill-color="#ffffff" fo:min-height="0.6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46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211cm" fo:min-width="2.6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618cm" fo:min-width="4.285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735cm" fo:min-width="2.69cm"/>
      <style:paragraph-properties style:writing-mode="lr-tb"/>
    </style:style>
    <style:style style:name="gr44" style:family="graphic" style:parent-style-name="standard">
      <style:graphic-properties draw:fill-color="#ce93d8" draw:textarea-horizontal-align="justify" draw:textarea-vertical-align="middle" draw:auto-grow-height="false" fo:min-height="3.391cm" fo:min-width="3.393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3.253cm" fo:min-width="3.469cm"/>
    </style:style>
    <style:style style:name="gr46" style:family="graphic" style:parent-style-name="standard">
      <style:graphic-properties draw:fill-color="#00e676" draw:textarea-horizontal-align="justify" draw:textarea-vertical-align="middle" draw:auto-grow-height="false" fo:min-height="0.801cm" fo:min-width="2.457cm"/>
      <style:paragraph-properties style:writing-mode="lr-tb"/>
    </style:style>
    <style:style style:name="gr47" style:family="graphic" style:parent-style-name="standard">
      <style:graphic-properties draw:fill-color="#00e676" draw:textarea-horizontal-align="justify" draw:textarea-vertical-align="middle" draw:auto-grow-height="false" fo:min-height="0.955cm" fo:min-width="2.457cm"/>
      <style:paragraph-properties style:writing-mode="lr-tb"/>
    </style:style>
    <style:style style:name="gr48" style:family="graphic" style:parent-style-name="standard">
      <style:graphic-properties draw:fill-color="#ff3d00" draw:textarea-horizontal-align="justify" draw:textarea-vertical-align="middle" draw:auto-grow-height="false" fo:min-height="1.579cm" fo:min-width="2.7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c62828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c400"/>
      <style:paragraph-properties fo:margin-left="0cm" fo:margin-right="0cm" fo:margin-top="0cm" fo:margin-bottom="0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3" style:family="paragraph">
      <loext:graphic-properties draw:fill-color="#f48fb1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4" style:family="paragraph">
      <loext:graphic-properties draw:fill-color="#00e676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style:text-properties fo:font-style="italic" style:font-style-asian="italic" style:font-style-complex="italic"/>
    </style:style>
    <style:style style:name="P23" style:family="paragraph">
      <loext:graphic-properties draw:fill="none" draw:fill-color="#ffffff"/>
      <style:text-properties fo:font-style="italic" style:font-style-asian="italic" style:font-style-complex="italic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loext:graphic-properties draw:fill-color="#ce93d8"/>
      <style:paragraph-properties fo:text-align="center" style:writing-mode="lr-tb"/>
    </style:style>
    <style:style style:name="P27" style:family="paragraph">
      <loext:graphic-properties draw:fill-color="#00e676"/>
      <style:paragraph-properties fo:text-align="center" style:writing-mode="lr-tb"/>
    </style:style>
    <style:style style:name="P28" style:family="paragraph">
      <loext:graphic-properties draw:fill-color="#ff3d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c62828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19cm" svg:height="1.195cm" svg:x="12.402cm" svg:y="1.595cm">
          <draw:text-box>
            <text:p><text:span text:style-name="T1">Docopt parser</text:span></text:p>
          </draw:text-box>
        </draw:frame>
        <draw:frame draw:style-name="gr2" draw:text-style-name="P2" draw:layer="layout" svg:width="7.588cm" svg:height="0.962cm" svg:x="21.05cm" svg:y="18.871cm">
          <draw:text-box>
            <text:p>Sylvain Viart 2022-04-01</text:p>
          </draw:text-box>
        </draw:frame>
        <draw:frame draw:style-name="gr2" draw:text-style-name="P3" draw:layer="layout" svg:width="3.074cm" svg:height="0.962cm" svg:x="1.906cm" svg:y="4.935cm">
          <draw:text-box>
            <text:p><text:span text:style-name="T2">Usage:</text:span></text:p>
          </draw:text-box>
        </draw:frame>
        <draw:frame draw:style-name="gr3" draw:text-style-name="P2" draw:layer="layout" svg:width="3.657cm" svg:height="0.973cm" svg:x="5.564cm" svg:y="4.93cm">
          <draw:text-box>
            <text:p>progname</text:p>
          </draw:text-box>
        </draw:frame>
        <draw:frame draw:style-name="gr4" draw:text-style-name="P5" draw:layer="layout" svg:width="3.745cm" svg:height="1.179cm" svg:x="1.998cm" svg:y="3.374cm">
          <draw:text-box>
            <text:p text:style-name="P4">[ Prologue ]</text:p>
          </draw:text-box>
        </draw:frame>
        <draw:frame draw:style-name="gr5" draw:text-style-name="P3" draw:layer="layout" svg:width="3.118cm" svg:height="1.012cm" svg:x="1.613cm" svg:y="8.949cm">
          <draw:text-box>
            <text:p><text:span text:style-name="T2">Options:</text:span></text:p>
          </draw:text-box>
        </draw:frame>
        <draw:frame draw:style-name="gr3" draw:text-style-name="P2" draw:layer="layout" svg:width="3.657cm" svg:height="0.973cm" svg:x="9.804cm" svg:y="4.93cm">
          <draw:text-box>
            <text:p>--option</text:p>
          </draw:text-box>
        </draw:frame>
        <draw:frame draw:style-name="gr1" draw:text-style-name="P1" draw:layer="layout" svg:width="5.819cm" svg:height="1.195cm" svg:x="12.402cm" svg:y="1.595cm">
          <draw:text-box>
            <text:p><text:span text:style-name="T1">Docopt parser</text:span></text:p>
          </draw:text-box>
        </draw:frame>
        <draw:frame draw:style-name="gr6" draw:text-style-name="P5" draw:layer="layout" svg:width="3.893cm" svg:height="1.179cm" svg:x="1.925cm" svg:y="11.741cm">
          <draw:text-box>
            <text:p text:style-name="P4">[ Free_text ]</text:p>
          </draw:text-box>
        </draw:frame>
        <draw:frame draw:style-name="gr7" draw:text-style-name="P5" draw:layer="layout" svg:width="3.893cm" svg:height="1.179cm" svg:x="1.848cm" svg:y="7.345cm">
          <draw:text-box>
            <text:p text:style-name="P4">[ Free_text ]</text:p>
          </draw:text-box>
        </draw:frame>
        <draw:frame draw:style-name="gr3" draw:text-style-name="P2" draw:layer="layout" svg:width="3.657cm" svg:height="0.973cm" svg:x="5.564cm" svg:y="5.903cm">
          <draw:text-box>
            <text:p>progname</text:p>
          </draw:text-box>
        </draw:frame>
      </draw:page>
      <draw:page draw:name="page2" draw:style-name="dp1" draw:master-page-name="Default">
        <draw:frame draw:style-name="gr2" draw:text-style-name="P2" draw:layer="layout" svg:width="7.588cm" svg:height="0.962cm" svg:x="21.05cm" svg:y="18.871cm">
          <draw:text-box>
            <text:p>Sylvain Viart 2022-04-01</text:p>
          </draw:text-box>
        </draw:frame>
        <draw:frame draw:style-name="gr2" draw:text-style-name="P3" draw:layer="layout" svg:width="3.074cm" svg:height="0.962cm" svg:x="3.929cm" svg:y="4.054cm">
          <draw:text-box>
            <text:p><text:span text:style-name="T2">Usage:</text:span></text:p>
          </draw:text-box>
        </draw:frame>
        <draw:frame draw:style-name="gr3" draw:text-style-name="P2" draw:layer="layout" svg:width="3.657cm" svg:height="0.973cm" svg:x="6.43cm" svg:y="4.049cm">
          <draw:text-box>
            <text:p>my_program</text:p>
          </draw:text-box>
        </draw:frame>
        <draw:frame draw:style-name="gr8" draw:text-style-name="P1" draw:layer="layout" svg:width="15.124cm" svg:height="1.195cm" svg:x="8.037cm" svg:y="1.206cm">
          <draw:text-box>
            <text:p><text:span text:style-name="T1">Docopt parser </text:span><text:span text:style-name="T1">– parsing | or </text:span><text:span text:style-name="T1">alternative</text:span></text:p>
          </draw:text-box>
        </draw:frame>
        <draw:frame draw:style-name="gr9" draw:text-style-name="P6" draw:layer="layout" svg:width="1.517cm" svg:height="1.012cm" svg:x="10.015cm" svg:y="4.029cm">
          <draw:text-box>
            <text:p>run</text:p>
          </draw:text-box>
        </draw:frame>
        <draw:frame draw:style-name="gr10" draw:text-style-name="P8" draw:layer="layout" svg:width="0.7cm" svg:height="1.018cm" svg:x="11.78cm" svg:y="4.026cm">
          <draw:text-box>
            <text:p text:style-name="P7"><text:span text:style-name="T3">|</text:span></text:p>
          </draw:text-box>
        </draw:frame>
        <draw:frame draw:style-name="gr11" draw:text-style-name="P9" draw:layer="layout" svg:width="2.179cm" svg:height="1.128cm" svg:x="12.73cm" svg:y="3.971cm">
          <draw:text-box>
            <text:p text:style-name="P4">jump</text:p>
          </draw:text-box>
        </draw:frame>
        <draw:custom-shape draw:style-name="gr12" draw:text-style-name="P11" xml:id="id5" draw:id="id5" draw:layer="layout" svg:width="2.434cm" svg:height="0.871cm" svg:x="2.388cm" svg:y="7.181cm">
          <text:p text:style-name="P10"><text:span text:style-name="T4">"Usage:"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" draw:id="id1" draw:layer="layout" svg:width="2.993cm" svg:height="1.026cm" svg:x="2.388cm" svg:y="8.644cm">
          <draw:glue-point draw:id="4" svg:x="-3.421cm" svg:y="5cm"/>
          <text:p text:style-name="P12"><text:span text:style-name="T5">Usage_lin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2" draw:id="id2" draw:layer="layout" svg:width="6.721cm" svg:height="0.903cm" svg:x="3.844cm" svg:y="10.59cm">
          <text:p text:style-name="P12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6" draw:id="id16" draw:layer="layout" svg:width="5.573cm" svg:height="0.871cm" svg:x="4.786cm" svg:y="12.994cm">
          <text:p text:style-name="P12"><text:span text:style-name="T5"><text:s/></text:span><text:span text:style-name="T5">Usage_command: </text:span><text:span text:style-name="T4">"run"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2.861cm" svg:y1="9.67cm" svg:x2="3.844cm" svg:y2="11.041cm" draw:start-shape="id1" draw:start-glue-point="4" draw:end-shape="id2" draw:end-glue-point="3" svg:d="M2861 9670v1371h983" svg:viewBox="0 0 984 1372">
          <text:p/>
        </draw:connector>
        <draw:connector draw:style-name="gr16" draw:text-style-name="P15" draw:layer="layout" svg:x1="2.861cm" svg:y1="9.67cm" svg:x2="3.835cm" svg:y2="12.217cm" draw:start-shape="id1" draw:start-glue-point="4" draw:end-shape="id3" draw:end-glue-point="3" svg:d="M2861 9670v2547h974" svg:viewBox="0 0 975 2548">
          <text:p/>
        </draw:connector>
        <draw:connector draw:style-name="gr16" draw:text-style-name="P15" draw:layer="layout" svg:x1="1.808cm" svg:y1="6.464cm" svg:x2="2.388cm" svg:y2="7.616cm" draw:start-shape="id4" draw:start-glue-point="4" draw:end-shape="id5" draw:end-glue-point="3" svg:d="M1808 6464v1152h580" svg:viewBox="0 0 581 1153">
          <text:p/>
        </draw:connector>
        <draw:connector draw:style-name="gr16" draw:text-style-name="P15" draw:layer="layout" svg:x1="1.808cm" svg:y1="6.464cm" svg:x2="2.388cm" svg:y2="9.157cm" draw:start-shape="id4" draw:start-glue-point="4" draw:end-shape="id1" draw:end-glue-point="3" svg:d="M1808 6464v2693h580" svg:viewBox="0 0 581 2694">
          <text:p/>
        </draw:connector>
        <draw:custom-shape draw:style-name="gr17" draw:text-style-name="P16" xml:id="id7" draw:id="id7" draw:layer="layout" svg:width="1.401cm" svg:height="1.401cm" svg:x="11.429cm" svg:y="3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2" xml:id="id6" draw:id="id6" draw:layer="layout" svg:width="3.981cm" svg:height="1.027cm" svg:x="2.366cm" svg:y="14.265cm">
          <text:p text:style-name="P12"><text:span text:style-name="T5">Group_alternative</text:span></text:p>
          <draw:enhanced-geometry svg:viewBox="0 0 21600 21600" draw:type="rectangle" draw:enhanced-path="M 0 0 L 21600 0 21600 21600 0 21600 0 0 Z N"/>
        </draw:custom-shape>
        <draw:connector draw:style-name="gr19" draw:text-style-name="P17" draw:layer="layout" draw:type="curve" draw:line-skew="2.663cm" svg:x1="7.265cm" svg:y1="12.217cm" svg:x2="6.347cm" svg:y2="14.778cm" draw:start-shape="id3" draw:start-glue-point="1" draw:end-shape="id6" draw:end-glue-point="1" svg:d="M7265 12217c4746 0 5205 2561-918 2561" svg:viewBox="0 0 4538 2562">
          <text:p text:style-name="P15"/>
        </draw:connector>
        <draw:frame draw:style-name="gr20" draw:text-style-name="P19" xml:id="id8" draw:id="id8" draw:layer="layout" svg:width="3.423cm" svg:height="1.199cm" svg:x="10.187cm" svg:y="11.903cm">
          <draw:text-box>
            <text:p text:style-name="P18"><text:span text:style-name="T6">Move node to</text:span><text:span text:style-name="T6"><text:line-break/></text:span><text:span text:style-name="T6">a group</text:span></text:p>
          </draw:text-box>
        </draw:frame>
        <draw:connector draw:style-name="gr21" draw:text-style-name="P17" draw:layer="layout" draw:type="curve" svg:x1="12.13cm" svg:y1="5.202cm" svg:x2="11.898cm" svg:y2="11.903cm" draw:start-shape="id7" draw:start-glue-point="8" draw:end-shape="id8" draw:end-glue-point="0" svg:d="M12130 5202c0 5026-232 1676-232 6701" svg:viewBox="0 0 233 6702">
          <text:p/>
        </draw:connector>
        <draw:custom-shape draw:style-name="gr22" draw:text-style-name="P13" draw:layer="layout" svg:width="6.721cm" svg:height="0.903cm" svg:x="18.112cm" svg:y="10.058cm">
          <text:p text:style-name="P12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" draw:id="id10" draw:layer="layout" svg:width="5.573cm" svg:height="0.871cm" svg:x="21.624cm" svg:y="13.598cm">
          <text:p text:style-name="P12"><text:span text:style-name="T5"><text:s/></text:span><text:span text:style-name="T5">Usage_command: </text:span><text:span text:style-name="T4">"run"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12" draw:id="id12" draw:layer="layout" svg:width="6.254cm" svg:height="0.871cm" svg:x="21.624cm" svg:y="15.523cm">
          <text:p text:style-name="P12"><text:span text:style-name="T5"><text:s/></text:span><text:span text:style-name="T5">Usage_command: </text:span><text:span text:style-name="T4">"jump"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7" draw:id="id17" draw:layer="layout" svg:width="3.981cm" svg:height="1.027cm" svg:x="18.112cm" svg:y="11.302cm">
          <draw:glue-point draw:id="4" svg:x="-3.652cm" svg:y="5.004cm"/>
          <text:p text:style-name="P12"><text:span text:style-name="T5">Group_alternative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20.379cm" svg:y1="13.327cm" svg:x2="21.624cm" svg:y2="14.033cm" draw:start-shape="id9" draw:start-glue-point="4" draw:end-shape="id10" draw:end-glue-point="3" svg:d="M20379 13327v706h1245" svg:viewBox="0 0 1246 707">
          <text:p/>
        </draw:connector>
        <draw:connector draw:style-name="gr16" draw:text-style-name="P15" draw:layer="layout" svg:x1="20.31cm" svg:y1="15.278cm" svg:x2="21.624cm" svg:y2="15.958cm" draw:start-shape="id11" draw:start-glue-point="4" draw:end-shape="id12" draw:end-glue-point="3" svg:d="M20310 15278v680h1314" svg:viewBox="0 0 1315 681">
          <text:p/>
        </draw:connector>
        <draw:custom-shape draw:style-name="gr26" draw:text-style-name="P15" draw:layer="layout" svg:width="4.077cm" svg:height="1.463cm" svg:x="12.51cm" svg:y="13.5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9" draw:layer="layout" svg:width="2.179cm" svg:height="1.128cm" svg:x="16.108cm" svg:y="3.971cm">
          <draw:text-box>
            <text:p text:style-name="P4">climb</text:p>
          </draw:text-box>
        </draw:frame>
        <draw:frame draw:style-name="gr10" draw:text-style-name="P8" draw:layer="layout" svg:width="0.7cm" svg:height="1.018cm" svg:x="15.157cm" svg:y="4.026cm">
          <draw:text-box>
            <text:p text:style-name="P7"><text:span text:style-name="T3">|</text:span></text:p>
          </draw:text-box>
        </draw:frame>
        <draw:custom-shape draw:style-name="gr28" draw:text-style-name="P14" xml:id="id14" draw:id="id14" draw:layer="layout" svg:width="6.254cm" svg:height="0.871cm" svg:x="21.624cm" svg:y="17.303cm">
          <text:p text:style-name="P12"><text:span text:style-name="T5"><text:s/></text:span><text:span text:style-name="T5">Usage_command: </text:span><text:span text:style-name="T4">"climb"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20.178cm" svg:y1="17.184cm" svg:x2="21.624cm" svg:y2="17.738cm" draw:start-shape="id13" draw:start-glue-point="4" draw:end-shape="id14" draw:end-glue-point="3" svg:d="M20178 17184v554h1446" svg:viewBox="0 0 1447 555">
          <text:p/>
        </draw:connector>
        <draw:frame draw:style-name="gr29" draw:text-style-name="P21" draw:layer="layout" svg:width="5.322cm" svg:height="0.806cm" svg:x="12.762cm" svg:y="2.401cm">
          <draw:text-box>
            <text:p text:style-name="P20"><text:span text:style-name="T5">Without parentheses</text:span></text:p>
          </draw:text-box>
        </draw:frame>
        <draw:frame draw:style-name="gr3" draw:text-style-name="P2" draw:layer="layout" svg:width="3.657cm" svg:height="0.919cm" svg:x="22.156cm" svg:y="4.977cm">
          <draw:text-box>
            <text:p>my_program</text:p>
          </draw:text-box>
        </draw:frame>
        <draw:frame draw:style-name="gr9" draw:text-style-name="P6" draw:layer="layout" svg:width="1.517cm" svg:height="0.956cm" svg:x="25.592cm" svg:y="4.977cm">
          <draw:text-box>
            <text:p>run</text:p>
          </draw:text-box>
        </draw:frame>
        <draw:frame draw:style-name="gr30" draw:text-style-name="P9" draw:layer="layout" svg:width="2.179cm" svg:height="0.962cm" svg:x="25.592cm" svg:y="5.726cm">
          <draw:text-box>
            <text:p text:style-name="P4">jump</text:p>
          </draw:text-box>
        </draw:frame>
        <draw:frame draw:style-name="gr31" draw:text-style-name="P9" draw:layer="layout" svg:width="2.179cm" svg:height="0.962cm" svg:x="25.592cm" svg:y="6.523cm">
          <draw:text-box>
            <text:p text:style-name="P4">climb</text:p>
          </draw:text-box>
        </draw:frame>
        <draw:frame draw:style-name="gr3" draw:text-style-name="P2" draw:layer="layout" svg:width="3.657cm" svg:height="0.919cm" svg:x="22.156cm" svg:y="5.726cm">
          <draw:text-box>
            <text:p>my_program</text:p>
          </draw:text-box>
        </draw:frame>
        <draw:frame draw:style-name="gr3" draw:text-style-name="P2" draw:layer="layout" svg:width="3.657cm" svg:height="0.919cm" svg:x="22.156cm" svg:y="6.523cm">
          <draw:text-box>
            <text:p>my_program</text:p>
          </draw:text-box>
        </draw:frame>
        <draw:custom-shape draw:style-name="gr32" draw:text-style-name="P16" draw:layer="layout" svg:width="6.662cm" svg:height="3.028cm" svg:x="21.453cm" svg:y="4.598cm">
          <text:p/>
          <draw:enhanced-geometry svg:viewBox="0 0 21600 21600" draw:type="rectangle" draw:enhanced-path="M 0 0 L 21600 0 21600 21600 0 21600 0 0 Z N"/>
        </draw:custom-shape>
        <draw:frame draw:style-name="gr33" draw:text-style-name="P23" draw:layer="layout" svg:width="5.323cm" svg:height="0.962cm" svg:x="22.387cm" svg:y="3.69cm">
          <draw:text-box>
            <text:p text:style-name="P22"><text:span text:style-name="T7">Equivalent to :</text:span></text:p>
          </draw:text-box>
        </draw:frame>
        <draw:custom-shape draw:style-name="gr17" draw:text-style-name="P16" xml:id="id15" draw:id="id15" draw:layer="layout" svg:width="1.401cm" svg:height="1.401cm" svg:x="14.807cm" svg:y="3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17" draw:layer="layout" draw:type="curve" svg:x1="15.508cm" svg:y1="5.202cm" svg:x2="19.517cm" svg:y2="16.889cm" draw:start-shape="id15" draw:start-glue-point="8" draw:end-shape="id13" draw:end-glue-point="3" svg:d="M15508 5202c0 7792 1336 11687 4009 11687" svg:viewBox="0 0 4010 11688">
          <text:p/>
        </draw:connector>
        <draw:frame draw:style-name="gr34" draw:text-style-name="P19" draw:layer="layout" svg:width="3.765cm" svg:height="0.896cm" svg:x="15.614cm" svg:y="8.519cm">
          <draw:text-box>
            <text:p text:style-name="P18"><text:span text:style-name="T6">Append to group</text:span></text:p>
          </draw:text-box>
        </draw:frame>
        <draw:custom-shape draw:style-name="gr35" draw:text-style-name="P12" xml:id="id3" draw:id="id3" draw:layer="layout" svg:width="3.43cm" svg:height="0.516cm" svg:x="3.835cm" svg:y="11.959cm">
          <draw:glue-point draw:id="4" svg:x="-3.075cm" svg:y="5.004cm"/>
          <text:p text:style-name="P12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4.496cm" svg:y1="12.475cm" svg:x2="4.786cm" svg:y2="13.429cm" draw:start-shape="id3" draw:start-glue-point="4" draw:end-shape="id16" draw:end-glue-point="3" svg:d="M4496 12475v954h290" svg:viewBox="0 0 291 955">
          <text:p/>
        </draw:connector>
        <draw:custom-shape draw:style-name="gr36" draw:text-style-name="P12" xml:id="id4" draw:id="id4" draw:layer="layout" svg:width="3.678cm" svg:height="1.026cm" svg:x="1.227cm" svg:y="5.438cm">
          <draw:glue-point draw:id="4" svg:x="-3.421cm" svg:y="5cm"/>
          <text:p text:style-name="P12"><text:span text:style-name="T5">Usage_sec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xml:id="id13" draw:id="id13" draw:layer="layout" svg:width="3.43cm" svg:height="0.591cm" svg:x="19.517cm" svg:y="16.594cm">
          <draw:glue-point draw:id="4" svg:x="-3.075cm" svg:y="5.004cm"/>
          <text:p text:style-name="P12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18.649cm" svg:y1="12.328cm" svg:x2="19.517cm" svg:y2="16.889cm" draw:start-shape="id17" draw:start-glue-point="4" draw:end-shape="id13" draw:end-glue-point="3" svg:d="M18649 12328v4561h868" svg:viewBox="0 0 869 4562">
          <text:p/>
        </draw:connector>
        <draw:custom-shape draw:style-name="gr38" draw:text-style-name="P12" xml:id="id11" draw:id="id11" draw:layer="layout" svg:width="3.43cm" svg:height="0.591cm" svg:x="19.649cm" svg:y="14.688cm">
          <draw:glue-point draw:id="4" svg:x="-3.075cm" svg:y="5.004cm"/>
          <text:p text:style-name="P12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18.649cm" svg:y1="12.328cm" svg:x2="19.649cm" svg:y2="14.983cm" draw:start-shape="id17" draw:start-glue-point="4" draw:end-shape="id11" draw:end-glue-point="3" svg:d="M18649 12328v2655h1000" svg:viewBox="0 0 1001 2656">
          <text:p/>
        </draw:connector>
        <draw:custom-shape draw:style-name="gr39" draw:text-style-name="P12" xml:id="id9" draw:id="id9" draw:layer="layout" svg:width="3.43cm" svg:height="0.591cm" svg:x="19.718cm" svg:y="12.737cm">
          <draw:glue-point draw:id="4" svg:x="-3.075cm" svg:y="5.004cm"/>
          <text:p text:style-name="P12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19.718cm" svg:y1="13.032cm" svg:x2="18.649cm" svg:y2="12.328cm" draw:start-shape="id9" draw:start-glue-point="3" draw:end-shape="id17" draw:end-glue-point="4" svg:d="M19718 13032h-1069v-704" svg:viewBox="0 0 1070 705">
          <text:p/>
        </draw:connector>
      </draw:page>
      <draw:page draw:name="page3" draw:style-name="dp1" draw:master-page-name="Default">
        <draw:frame draw:style-name="gr1" draw:text-style-name="P1" draw:layer="layout" svg:width="5.819cm" svg:height="1.195cm" svg:x="12.402cm" svg:y="1.595cm">
          <draw:text-box>
            <text:p><text:span text:style-name="T1">D</text:span><text:span text:style-name="T1">oc</text:span><text:span text:style-name="T1">op</text:span><text:span text:style-name="T1">t </text:span><text:span text:style-name="T1">pa</text:span><text:span text:style-name="T1">rs</text:span><text:span text:style-name="T1">er</text:span></text:p>
          </draw:text-box>
        </draw:frame>
        <draw:custom-shape draw:style-name="gr40" draw:text-style-name="P24" xml:id="id18" draw:id="id18" draw:layer="layout" svg:width="3.656cm" svg:height="1.947cm" svg:x="9.884cm" svg:y="7.003cm">
          <text:p text:style-name="P24">AS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24" xml:id="id20" draw:id="id20" draw:layer="layout" svg:width="4.785cm" svg:height="1.868cm" svg:x="15.447cm" svg:y="6.887cm">
          <text:p text:style-name="P24">Command line<text:line-break/> input</text:p>
          <draw:enhanced-geometry svg:viewBox="0 0 21600 21600" draw:type="rectangle" draw:enhanced-path="M 0 0 L 21600 0 21600 21600 0 21600 0 0 Z N"/>
        </draw:custom-shape>
        <draw:custom-shape draw:style-name="gr42" draw:text-style-name="P25" xml:id="id19" draw:id="id19" draw:layer="layout" svg:width="6.187cm" svg:height="1.362cm" svg:x="11.517cm" svg:y="11.245cm">
          <text:p text:style-name="P25">Docopt validato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3" draw:text-style-name="P24" xml:id="id21" draw:id="id21" draw:layer="layout" svg:width="3.19cm" svg:height="1.985cm" svg:x="12.919cm" svg:y="13.696cm">
          <text:p text:style-name="P24">Parsed<text:line-break/>dict</text:p>
          <draw:enhanced-geometry svg:viewBox="0 0 21600 21600" draw:type="rectangle" draw:enhanced-path="M 0 0 L 21600 0 21600 21600 0 21600 0 0 Z N"/>
        </draw:custom-shape>
        <draw:custom-shape draw:style-name="gr44" draw:text-style-name="P26" xml:id="id23" draw:id="id23" draw:layer="layout" svg:width="3.892cm" svg:height="4.124cm" svg:x="1.711cm" svg:y="1.323cm">
          <text:p text:style-name="P24">Doctopt<text:line-break/>cli definition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5" draw:text-style-name="P15" xml:id="id24" draw:id="id24" draw:layer="layout" svg:width="5.953cm" svg:height="3.502cm" svg:x="3.463cm" svg:y="6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6" draw:text-style-name="P27" draw:layer="layout" svg:width="2.957cm" svg:height="1.051cm" svg:x="3.775cm" svg:y="7.199cm">
          <text:p text:style-name="P24">Lexer</text:p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2.957cm" svg:height="1.205cm" svg:x="3.775cm" svg:y="8.25cm">
          <text:p text:style-name="P24">parser</text:p>
          <draw:enhanced-geometry svg:viewBox="0 0 21600 21600" draw:type="rectangle" draw:enhanced-path="M 0 0 L 21600 0 21600 21600 0 21600 0 0 Z N"/>
        </draw:custom-shape>
        <draw:custom-shape draw:style-name="gr48" draw:text-style-name="P28" xml:id="id22" draw:id="id22" draw:layer="layout" svg:width="3.23cm" svg:height="1.829cm" svg:x="19.183cm" svg:y="11.245cm">
          <text:p text:style-name="P24">error</text:p>
          <draw:enhanced-geometry svg:viewBox="0 0 21600 21600" draw:type="rectangle" draw:enhanced-path="M 0 0 L 21600 0 21600 21600 0 21600 0 0 Z N"/>
        </draw:custom-shape>
        <draw:connector draw:style-name="gr21" draw:text-style-name="P17" draw:layer="layout" draw:type="line" svg:x1="11.469cm" svg:y1="8.95cm" svg:x2="14.611cm" svg:y2="11.245cm" draw:start-shape="id18" draw:start-glue-point="7" draw:end-shape="id19" draw:end-glue-point="4" svg:d="M11469 8950l3142 2295" svg:viewBox="0 0 3143 2296">
          <text:p/>
        </draw:connector>
        <draw:connector draw:style-name="gr21" draw:text-style-name="P17" draw:layer="layout" draw:type="line" svg:x1="17.839cm" svg:y1="8.755cm" svg:x2="14.611cm" svg:y2="11.245cm" draw:start-shape="id20" draw:start-glue-point="2" draw:end-shape="id19" draw:end-glue-point="4" svg:d="M17839 8755l-3228 2490" svg:viewBox="0 0 3229 2491">
          <text:p/>
        </draw:connector>
        <draw:connector draw:style-name="gr21" draw:text-style-name="P17" draw:layer="layout" draw:type="line" svg:x1="14.611cm" svg:y1="12.607cm" svg:x2="14.514cm" svg:y2="13.696cm" draw:start-shape="id19" draw:start-glue-point="6" draw:end-shape="id21" draw:end-glue-point="0" svg:d="M14611 12607l-97 1089" svg:viewBox="0 0 98 1090">
          <text:p/>
        </draw:connector>
        <draw:connector draw:style-name="gr21" draw:text-style-name="P17" draw:layer="layout" draw:type="line" svg:x1="17.704cm" svg:y1="11.926cm" svg:x2="19.183cm" svg:y2="12.159cm" draw:start-shape="id19" draw:end-shape="id22" draw:end-glue-point="3" svg:d="M17704 11926l1479 233" svg:viewBox="0 0 1480 234">
          <text:p/>
        </draw:connector>
        <draw:connector draw:style-name="gr21" draw:text-style-name="P17" draw:layer="layout" draw:type="curve" draw:line-skew="-4.507cm 0.448cm" svg:x1="3.657cm" svg:y1="5.447cm" svg:x2="3.463cm" svg:y2="8.171cm" draw:start-shape="id23" draw:start-glue-point="6" draw:end-shape="id24" draw:end-glue-point="3" svg:d="M3657 5447c0 705-1000 587-1725 1092s-1176 1632 1531 1632" svg:viewBox="0 0 2281 2725">
          <text:p/>
        </draw:connector>
        <draw:frame draw:style-name="gr49" draw:text-style-name="P2" draw:layer="layout" svg:width="4.008cm" svg:height="1.05cm" svg:x="3.463cm" svg:y="9.922cm">
          <draw:text-box>
            <text:p>Docopt lib</text:p>
          </draw:text-box>
        </draw:frame>
        <draw:frame draw:style-name="gr2" draw:text-style-name="P2" draw:layer="layout" svg:width="7.588cm" svg:height="0.962cm" svg:x="21.05cm" svg:y="18.871cm">
          <draw:text-box>
            <text:p>Sylvain Viart 2022-04-0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2:51:08.242692454</meta:creation-date>
    <dc:date>2022-04-09T00:15:21.321300376</dc:date>
    <meta:editing-duration>P1DT19H4M45S</meta:editing-duration>
    <meta:editing-cycles>5</meta:editing-cycles>
    <meta:generator>LibreOffice/6.4.7.2$Linux_X86_64 LibreOffice_project/40$Build-2</meta:generator>
    <meta:document-statistic meta:object-count="80"/>
  </office:meta>
</office:document-meta>
</file>